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рук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office:value-type="string" calcext:value-type="string">
            <text:p>дни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*6"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formula="of:=[.I3]*[.H3]" office:value-type="float" office:value="1380" calcext:value-type="float">
            <text:p>1380</text:p>
          </table:table-cell>
          <table:table-cell table:formula="of:=[.H3]*100/[.H$7]" office:value-type="float" office:value="5.88235294117647" calcext:value-type="float">
            <text:p>5,88235294117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4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4]*[.H4]" office:value-type="float" office:value="8280" calcext:value-type="float">
            <text:p>8280</text:p>
          </table:table-cell>
          <table:table-cell table:formula="of:=[.H4]*100/[.H$7]" office:value-type="float" office:value="35.2941176470588" calcext:value-type="float">
            <text:p>35,2941176470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5]*[.H5]" office:value-type="float" office:value="8280" calcext:value-type="float">
            <text:p>8280</text:p>
          </table:table-cell>
          <table:table-cell table:formula="of:=[.H5]*100/[.H$7]" office:value-type="float" office:value="35.2941176470588" calcext:value-type="float">
            <text:p>35,2941176470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*6"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formula="of:=[.I6]*[.H6]" office:value-type="float" office:value="5520" calcext:value-type="float">
            <text:p>5520</text:p>
          </table:table-cell>
          <table:table-cell table:formula="of:=[.H6]*100/[.H$7]" office:value-type="float" office:value="23.5294117647059" calcext:value-type="float">
            <text:p>23,5294117647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table:formula="of:=SUM([.G3:.G6])" office:value-type="float" office:value="17" calcext:value-type="float">
            <text:p>17</text:p>
          </table:table-cell>
          <table:table-cell table:formula="of:=SUM([.H3:.H6])" office:value-type="float" office:value="102" calcext:value-type="float">
            <text:p>102</text:p>
          </table:table-cell>
          <table:table-cell/>
          <table:table-cell table:formula="of:=SUM([.J3:.J6])" office:value-type="float" office:value="23460" calcext:value-type="float">
            <text:p>23460</text:p>
          </table:table-cell>
          <table:table-cell table:formula="of:=SUM([.K3:.K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Н, 30%</text:p>
          </table:table-cell>
          <table:table-cell table:style-name="ce3" office:value-type="string" calcext:value-type="string">
            <text:p>ОЗП</text:p>
          </table:table-cell>
          <table:table-cell table:style-name="ce3" office:value-type="string" calcext:value-type="string">
            <text:p>ДЗП, 15%</text:p>
          </table:table-cell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%</text:p>
          </table:table-cell>
          <table:table-cell table:style-name="ce3" office:value-type="string" calcext:value-type="string">
            <text:p>всего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J7]" office:value-type="float" office:value="23460" calcext:value-type="float">
            <text:p>23460</text:p>
          </table:table-cell>
          <table:table-cell table:formula="of:=[.B21]*0.3" office:value-type="float" office:value="7038" calcext:value-type="float">
            <text:p>7038</text:p>
          </table:table-cell>
          <table:table-cell table:formula="of:=[.C21]+[.B21]" office:value-type="float" office:value="30498" calcext:value-type="float">
            <text:p>30498</text:p>
          </table:table-cell>
          <table:table-cell table:formula="of:=[.D21]*0.15" office:value-type="float" office:value="4574.7" calcext:value-type="float">
            <text:p>4574,7</text:p>
          </table:table-cell>
          <table:table-cell table:formula="of:=[.E21]+[.D21]" office:value-type="float" office:value="35072.7" calcext:value-type="float">
            <text:p>35072,7</text:p>
          </table:table-cell>
          <table:table-cell table:formula="of:=[.F21]*0.3" office:value-type="float" office:value="10521.81" calcext:value-type="float">
            <text:p>10521,81</text:p>
          </table:table-cell>
          <table:table-cell table:formula="of:=[.G21]+[.F21]" office:value-type="float" office:value="45594.51" calcext:value-type="float">
            <text:p>45594,5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D16]" office:value-type="float" office:value="8425.08" calcext:value-type="float">
            <text:p>8425,08</text:p>
          </table:table-cell>
          <table:table-cell table:formula="of:=[.B22]*0.3" office:value-type="float" office:value="2527.524" calcext:value-type="float">
            <text:p>2527,524</text:p>
          </table:table-cell>
          <table:table-cell table:formula="of:=[.C22]+[.B22]" office:value-type="float" office:value="10952.604" calcext:value-type="float">
            <text:p>10952,604</text:p>
          </table:table-cell>
          <table:table-cell table:formula="of:=[.D22]*0.15" office:value-type="float" office:value="1642.8906" calcext:value-type="float">
            <text:p>1642,8906</text:p>
          </table:table-cell>
          <table:table-cell table:formula="of:=[.E22]+[.D22]" office:value-type="float" office:value="12595.4946" calcext:value-type="float">
            <text:p>12595,4946</text:p>
          </table:table-cell>
          <table:table-cell table:formula="of:=[.F22]*0.3" office:value-type="float" office:value="3778.64838" calcext:value-type="float">
            <text:p>3778,64838</text:p>
          </table:table-cell>
          <table:table-cell table:formula="of:=[.G22]+[.F22]" office:value-type="float" office:value="16374.14298" calcext:value-type="float">
            <text:p>16374,1429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61968.65298" calcext:value-type="float">
            <text:p>61968,65298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0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10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.00.0000</text:date>, <text:time style:data-style-name="N2" text:time-value="11:59:28.2779189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6-02T12:54:12.197029788</dc:date>
    <meta:editing-duration>PT5H43M20S</meta:editing-duration>
    <meta:editing-cycles>15</meta:editing-cycles>
    <meta:generator>LibreOffice/5.2.2.2$Linux_X86_64 LibreOffice_project/20m0$Build-2</meta:generator>
    <meta:document-statistic meta:table-count="1" meta:cell-count="154" meta:object-count="0"/>
  </office:meta>
</office:document-meta>
</file>